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180" officeooo:paragraph-rsid="0004f180"/>
    </style:style>
    <style:style style:name="P2" style:family="paragraph" style:parent-style-name="Standard">
      <style:text-properties officeooo:rsid="00050283" officeooo:paragraph-rsid="000502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NO- 2</text:p>
      <text:p text:style-name="P2">ANZ JO XAVIER</text:p>
      <text:p text:style-name="P2">S6 DS</text:p>
      <text:p text:style-name="P2">ROLL NO. - 13</text:p>
      <text:p text:style-name="P2">DATE: 08/03/2023</text:p>
      <text:p text:style-name="Standard"/>
      <text:p text:style-name="Standard">//mkdir</text:p>
      <text:p text:style-name="Standard">//Make a new folder console</text:p>
      <text:p text:style-name="Standard"/>
      <text:p text:style-name="Standard">hdfs dfs -mkdir /console</text:p>
      <text:p text:style-name="Standard"/>
      <text:p text:style-name="Standard">//rmdir</text:p>
      <text:p text:style-name="Standard">//Remove directory</text:p>
      <text:p text:style-name="Standard"/>
      <text:p text:style-name="Standard">hdfs dfs -rmdir /console</text:p>
      <text:p text:style-name="Standard"/>
      <text:p text:style-name="Standard">//touchz</text:p>
      <text:p text:style-name="Standard">//Make new files</text:p>
      <text:p text:style-name="Standard"/>
      <text:p text:style-name="Standard">hdfs dfs -touchz /console/file1.txt</text:p>
      <text:p text:style-name="Standard">hdfs dfs -touchz /console/file2.txt</text:p>
      <text:p text:style-name="Standard"/>
      <text:p text:style-name="Standard">//rm</text:p>
      <text:p text:style-name="Standard">//Remove files</text:p>
      <text:p text:style-name="Standard"/>
      <text:p text:style-name="Standard">hdfs dfs -rm /console/file1.txt</text:p>
      <text:p text:style-name="Standard">Deleted /console/file1.txt</text:p>
      <text:p text:style-name="Standard"/>
      <text:p text:style-name="Standard"/>
      <text:p text:style-name="Standard">//count</text:p>
      <text:p text:style-name="Standard">//Return no of directories files and byte</text:p>
      <text:p text:style-name="Standard"/>
      <text:p text:style-name="Standard">hdfs dfs -count /</text:p>
      <text:p text:style-name="Standard"><text:s text:c="11"/>3 <text:s text:c="11"/>0 <text:s text:c="17"/>0 /</text:p>
      <text:p text:style-name="Standard"><text:s text:c="11"/></text:p>
      <text:p text:style-name="Standard">//ls</text:p>
      <text:p text:style-name="Standard">//Return Directory</text:p>
      <text:p text:style-name="Standard"/>
      <text:p text:style-name="Standard">hdfs dfs -ls /console/</text:p>
      <text:p text:style-name="Standard">Found 3 items</text:p>
      <text:p text:style-name="Standard">drwxr-xr-x <text:s text:c="2"/>- oem supergroup <text:s text:c="9"/>0 2023-03-08 09:49 /console/file1.txt</text:p>
      <text:p text:style-name="Standard">drwxr-xr-x <text:s text:c="2"/>- oem supergroup <text:s text:c="9"/>0 2023-03-08 09:49 /console/file2.txt</text:p>
      <text:p text:style-name="Standard">drwxr-xr-x <text:s text:c="2"/>- oem supergroup <text:s text:c="9"/>0 2023-03-08 09:55 /console/file3.txt</text:p>
      <text:p text:style-name="Standard"/>
      <text:p text:style-name="Standard">//put</text:p>
      <text:p text:style-name="Standard">//Copy files from local into hdfs</text:p>
      <text:p text:style-name="Standard">hdfs dfs -put <text:s/>~/localfile1.txt /console</text:p>
      <text:p text:style-name="Standard"><text:s text:c="11"/></text:p>
      <text:p text:style-name="Standard">//get</text:p>
      <text:p text:style-name="Standard"><text:soft-page-break/>//Copy files from hdfs into local <text:s/></text:p>
      <text:p text:style-name="Standard"/>
      <text:p text:style-name="Standard">hdfs dfs -put <text:s/>/console/file1.txt ~/</text:p>
      <text:p text:style-name="Standard"/>
      <text:p text:style-name="Standard">//appendToFile</text:p>
      <text:p text:style-name="Standard">//Append data from one file to another</text:p>
      <text:p text:style-name="Standard">hdfs dfs -appendToFile ~/localfile2.txt /console/file1.txt</text:p>
      <text:p text:style-name="Standard"/>
      <text:p text:style-name="Standard">//cat</text:p>
      <text:p text:style-name="Standard">//Copies file data to stdout</text:p>
      <text:p text:style-name="Standard"/>
      <text:p text:style-name="Standard">hdfs dfs -cat /console/file1.txt</text:p>
      <text:p text:style-name="Standard"/>
      <text:p text:style-name="Standard">//mv</text:p>
      <text:p text:style-name="Standard">//Move folder or files from one directory to another</text:p>
      <text:p text:style-name="Standard">hdfs dfs -mv /console/file2.txt /console1</text:p>
      <text:p text:style-name="Standard"/>
      <text:p text:style-name="Standard"/>
      <text:p text:style-name="Standard">//copyFromLocal </text:p>
      <text:p text:style-name="Standard">//Copying of file to HDFS from a local file </text:p>
      <text:p text:style-name="Standard">hdfs dfs -copyFromLocal /home/oem/Documents/jovanna/wc.txt /gg/sample/sample2.txt</text:p>
      <text:p text:style-name="Standard"/>
      <text:p text:style-name="Standard">//copyToLocal </text:p>
      <text:p text:style-name="Standard">// Copying of file from HDFS to a local file </text:p>
      <text:p text:style-name="Standard">hdfs dfs -copyToLocal <text:s/>/gg/sample/sample2.txt /home/oem/Documents/jovanna/ex1.txt</text:p>
      <text:p text:style-name="Standard"/>
      <text:p text:style-name="Standard">//head </text:p>
      <text:p text:style-name="Standard">// copies first few lines to stdout</text:p>
      <text:p text:style-name="Standard">hdfs dfs -head /gg/sample/sample2.txt</text:p>
      <text:p text:style-name="Standard">hello nice to meet you</text:p>
      <text:p text:style-name="Standard">hi</text:p>
      <text:p text:style-name="Standard">hadoop</text:p>
      <text:p text:style-name="Standard">world</text:p>
      <text:p text:style-name="Standard"/>
      <text:p text:style-name="Standard">//tail </text:p>
      <text:p text:style-name="Standard">//copies last few lines to stdout</text:p>
      <text:p text:style-name="Standard">hdfs dfs -tail /gg/sample/sample2.txt</text:p>
      <text:p text:style-name="Standard">hello nice to meet you</text:p>
      <text:p text:style-name="Standard">hi</text:p>
      <text:p text:style-name="Standard">hadoop</text:p>
      <text:p text:style-name="Standard">world</text:p>
      <text:p text:style-name="Standard"/>
      <text:p text:style-name="Standard">//cp <text:s/></text:p>
      <text:p text:style-name="Standard">//File copying from source to destination</text:p>
      <text:p text:style-name="Standard">hdfs dfs -cp /gg/sample/sample2.txt /gg </text:p>
      <text:p text:style-name="Standard"/>
      <text:p text:style-name="Standard">//rmr</text:p>
      <text:p text:style-name="Standard">//This command deletes a file from HDFS recursively.</text:p>
      <text:p text:style-name="Standard">hdfs dfs -rmr /geeks/myfile.txt</text:p>
      <text:p text:style-name="Standard"><text:soft-page-break/>rmr: DEPRECATED: Please use '-rm -r' instead.</text:p>
      <text:p text:style-name="Standard">Deleted /geeks/myfile.txt</text:p>
      <text:p text:style-name="Standard"/>
      <text:p text:style-name="Standard">//du </text:p>
      <text:p text:style-name="Standard">//It will give the size of each file in directory.</text:p>
      <text:p text:style-name="Standard">hdfs dfs -du /geeks</text:p>
      <text:p text:style-name="Standard">0 <text:s/>0 <text:s/>/geeks/myfile.txt</text:p>
      <text:p text:style-name="Standard"/>
      <text:p text:style-name="Standard">//dus</text:p>
      <text:p text:style-name="Standard">//This command will give the total size of directory/file.</text:p>
      <text:p text:style-name="Standard">hdfs dfs -dus /geeks</text:p>
      <text:p text:style-name="Standard">dus: DEPRECATED: Please use 'du -s' instead.</text:p>
      <text:p text:style-name="Standard">0 <text:s/>0 <text:s/>/geeks</text:p>
      <text:p text:style-name="Standard"/>
      <text:p text:style-name="Standard">//stat </text:p>
      <text:p text:style-name="Standard">//It will give the last modified time of directory or pat</text:p>
      <text:p text:style-name="Standard">bin/hdfs dfs -stat /geeks</text:p>
      <text:p text:style-name="Standard">2023-03-08 05:33:58</text:p>
      <text:p text:style-name="Standard"/>
      <text:p text:style-name="Standard">//setrep</text:p>
      <text:p text:style-name="Standard">//This command is used to change the replication factor of a file/directory in HDFS. </text:p>
      <text:p text:style-name="Standard">hdfs dfs -setrep -R -w 6 /geeks/myfile.txt</text:p>
      <text:p text:style-name="Standard">Replication 6 set: /geeks/myfile.txt</text:p>
      <text:p text:style-name="Standard">Waiting for /geeks/myfile.txt ... d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0:48:12.607737155</meta:creation-date>
    <dc:date>2023-03-08T11:39:05.409968290</dc:date>
    <meta:editing-duration>PT32S</meta:editing-duration>
    <meta:editing-cycles>1</meta:editing-cycles>
    <meta:document-statistic meta:table-count="0" meta:image-count="0" meta:object-count="0" meta:page-count="3" meta:paragraph-count="93" meta:word-count="359" meta:character-count="2481" meta:non-whitespace-character-count="2098"/>
    <meta:generator>LibreOffice/7.3.6.2$Linux_X86_64 LibreOffice_project/30$Build-2</meta:generator>
  </office:meta>
</office:document-meta>
</file>